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2500000029C071DEDFB030F0FB.png" manifest:media-type="image/png"/>
  <manifest:file-entry manifest:full-path="Pictures/100002010000002500000029C8163E2273D5AF78.png" manifest:media-type="image/png"/>
  <manifest:file-entry manifest:full-path="Pictures/1000020100000025000000297D5FB20EC736537E.png" manifest:media-type="image/png"/>
  <manifest:file-entry manifest:full-path="Pictures/1000000000000640000004B043F9A970673855D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Open Sans Extrabold" svg:font-family="'Open Sans Extrabold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Clave_5f_de_5f_sol_5f_en_5f_llamas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8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style:font-name="Open Sans Extra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29cm" svg:x="1.4cm" svg:y="0.528cm" presentation:class="title" presentation:user-transformed="true">
          <draw:text-box>
            <text:p text:style-name="P1"><text:span text:style-name="T1">FILARMONY</text:span><text:line-break/><text:span text:style-name="T2">Where we can all enjoy the music </text:span></text:p>
          </draw:text-box>
        </draw:frame>
        <draw:frame presentation:style-name="pr2" draw:text-style-name="P3" draw:layer="layout" svg:width="5.599cm" svg:height="9.134cm" svg:x="21cm" svg:y="3.685cm" presentation:class="subtitle" presentation:placeholder="true" presentation:user-transformed="true">
          <draw:text-box/>
        </draw:frame>
        <draw:frame draw:style-name="gr1" draw:text-style-name="P4" draw:layer="layout" svg:width="0.978cm" svg:height="1cm" svg:x="19.022cm" svg:y="13.458cm">
          <draw:image xlink:href="Pictures/100002010000002500000029C8163E2273D5AF78.png" xlink:type="simple" xlink:show="embed" xlink:actuate="onLoad" draw:mime-type="image/png">
            <text:p/>
          </draw:image>
        </draw:frame>
        <draw:frame draw:style-name="gr1" draw:text-style-name="P4" draw:layer="layout" svg:width="0.978cm" svg:height="1.084cm" svg:x="21.272cm" svg:y="13.416cm">
          <draw:image xlink:href="Pictures/1000020100000025000000297D5FB20EC736537E.png" xlink:type="simple" xlink:show="embed" xlink:actuate="onLoad" draw:mime-type="image/png">
            <text:p/>
          </draw:image>
        </draw:frame>
        <draw:frame draw:style-name="gr1" draw:text-style-name="P4" draw:layer="layout" svg:width="0.978cm" svg:height="1.084cm" svg:x="23.522cm" svg:y="13.416cm">
          <draw:image xlink:href="Pictures/100002010000002500000029C071DEDFB030F0FB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2.144cm" svg:x="2cm" svg:y="3.856cm">
          <draw:text-box>
            <text:p>Enjoy Music</text:p>
            <text:p><text:span text:style-name="T3">Whether you listen music for relaxing or excitement, join us and enjoy our gaderings and concerts all year long.</text:span></text:p>
          </draw:text-box>
        </draw:frame>
        <draw:frame draw:style-name="gr2" draw:text-style-name="P5" draw:layer="layout" svg:width="8cm" svg:height="2.144cm" svg:x="2cm" svg:y="5.917cm">
          <draw:text-box>
            <text:p>Share Music</text:p>
            <text:p><text:span text:style-name="T3">There is music in all forms and media. Check our ecleptic catalog of videos, audios and partitures. Most of them are for free.</text:span></text:p>
          </draw:text-box>
        </draw:frame>
        <draw:frame draw:style-name="gr2" draw:text-style-name="P5" draw:layer="layout" svg:width="8cm" svg:height="2.144cm" svg:x="2cm" svg:y="7.978cm">
          <draw:text-box>
            <text:p>Play Music</text:p>
            <text:p><text:span text:style-name="T3">If playing in a group is your goal, join a Jazz, Rock, Clasic, Folk or Disco music bands. <text:s/>Check our musicians wall.</text:span></text:p>
          </draw:text-box>
        </draw:frame>
        <draw:frame draw:style-name="gr2" draw:text-style-name="P5" draw:layer="layout" svg:width="8cm" svg:height="2.144cm" svg:x="2cm" svg:y="12.1cm">
          <draw:text-box>
            <text:p>Dance with us</text:p>
            <text:p><text:span text:style-name="T3">Join a dance group and have fun dancing. We offer you information about the best dance academies.</text:span></text:p>
          </draw:text-box>
        </draw:frame>
        <draw:frame draw:style-name="gr2" draw:text-style-name="P5" draw:layer="layout" svg:width="8cm" svg:height="2.144cm" svg:x="2cm" svg:y="10.039cm">
          <draw:text-box>
            <text:p>Lern music</text:p>
            <text:p><text:span text:style-name="T3">Lerning to sing, play an instrument or simply sol-fa is easy signing in one of our sponsoring accademies and association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Open Sans Extrabold" svg:font-family="'Open Sans Extrabold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Clave_5f_de_5f_sol_5f_en_5f_llamas" draw:display-name="Clave_de_sol_en_llamas" xlink:href="Pictures/1000000000000640000004B043F9A970673855D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s" fo:country="ES" style:letter-kerning="true" style:font-name-asian="FreeSans1" style:font-family-asian="FreeSans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pitch-asian="variable" style:font-size-asian="18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Header" style:family="graphic">
      <style:paragraph-properties style:text-autospace="none">
        <style:tab-stops>
          <style:tab-stop style:position="22.666cm" style:type="center"/>
          <style:tab-stop style:position="45.332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22.666cm" style:type="center"/>
          <style:tab-stop style:position="45.332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FreeSans3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8T21:15:23.316633333</meta:creation-date>
    <dc:date>2022-12-30T00:49:19.643528523</dc:date>
    <meta:editing-duration>PT12H1M31S</meta:editing-duration>
    <meta:editing-cycles>6</meta:editing-cycles>
    <meta:generator>LibreOffice/7.0.4.2$Linux_AARCH64 LibreOffice_project/00$Build-2</meta:generator>
    <meta:document-statistic meta:object-count="33"/>
  </office:meta>
</office:document-meta>
</file>